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SimSun" svg:font-family="SimSun" style:font-family-generic="system" style:font-pitch="variable"/>
  </office:font-face-decls>
  <office:automatic-styles>
    <style:style style:name="Table1" style:family="table">
      <style:table-properties style:width="15.289cm" fo:margin-left="0.423cm" fo:margin-right="0.208cm" fo:margin-top="0cm" fo:margin-bottom="0cm" table:align="margins" style:writing-mode="lr-tb"/>
    </style:style>
    <style:style style:name="Table1.A" style:family="table-column">
      <style:table-column-properties style:column-width="5.636cm" style:rel-column-width="3195*"/>
    </style:style>
    <style:style style:name="Table1.B" style:family="table-column">
      <style:table-column-properties style:column-width="2.487cm" style:rel-column-width="1410*"/>
    </style:style>
    <style:style style:name="Table1.C" style:family="table-column">
      <style:table-column-properties style:column-width="7.167cm" style:rel-column-width="4063*"/>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4" style:family="table-row">
      <style:table-row-properties style:min-row-height="0.106cm" style:keep-together="true" fo:keep-together="auto"/>
    </style:style>
    <style:style style:name="P1" style:family="paragraph" style:parent-style-name="Standard">
      <style:text-properties style:font-name="Calibri Light" fo:font-size="14pt" style:font-size-asian="14pt" style:font-name-complex="Calibri Light1" style:font-size-complex="14pt"/>
    </style:style>
    <style:style style:name="P2" style:family="paragraph" style:parent-style-name="Standard">
      <style:text-properties style:font-name="Calibri Light" fo:font-size="12pt" style:font-size-asian="12pt" style:font-name-complex="Calibri Light1" style:font-size-complex="12pt"/>
    </style:style>
    <style:style style:name="P3" style:family="paragraph" style:parent-style-name="Standard">
      <style:text-properties style:font-name-complex="Calibri1"/>
    </style:style>
    <style:style style:name="P4" style:family="paragraph" style:parent-style-name="Standard">
      <style:text-properties fo:color="#00b0f0"/>
    </style:style>
    <style:style style:name="P5" style:family="paragraph" style:parent-style-name="Standard">
      <style:text-properties fo:color="#595959" fo:font-style="italic" style:font-style-asian="italic" style:font-style-complex="italic"/>
    </style:style>
    <style:style style:name="P6" style:family="paragraph" style:parent-style-name="Standard">
      <style:text-properties fo:color="#404040"/>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master-page-name="Standard">
      <style:paragraph-properties style:page-number="auto"/>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T1" style:family="text">
      <style:text-properties style:font-name="Calibri Light" fo:font-size="14pt" style:font-size-asian="14pt" style:font-name-complex="Calibri Light1" style:font-size-complex="14pt"/>
    </style:style>
    <style:style style:name="T2" style:family="text">
      <style:text-properties style:font-name="Calibri Light" fo:font-size="12pt" style:font-size-asian="12pt" style:font-name-complex="Calibri Light1" style:font-size-complex="12pt"/>
    </style:style>
    <style:style style:name="T3" style:family="text">
      <style:text-properties fo:font-style="italic" style:font-style-asian="italic" style:font-style-complex="italic"/>
    </style:style>
    <style:style style:name="T4" style:family="text">
      <style:text-properties style:font-name="Segoe UI Emoji" style:font-name-asian="Segoe UI Emoji1" style:font-name-complex="Segoe UI Emoji1"/>
    </style:style>
    <style:style style:name="T5" style:family="text">
      <style:text-properties style:font-name="Arial1" fo:font-size="13pt" style:font-size-asian="13pt" style:font-name-complex="Arial2" style:font-size-complex="13pt"/>
    </style:style>
    <style:style style:name="T6" style:family="text">
      <style:text-properties style:font-name-complex="Calibri1"/>
    </style:style>
    <style:style style:name="T7" style:family="text">
      <style:text-properties fo:color="#ff0000" style:font-name="Calibri Light" fo:font-size="12pt" style:font-size-asian="12pt" style:font-name-complex="Calibri Light1" style:font-size-complex="12pt"/>
    </style:style>
    <style:style style:name="T8" style:family="text">
      <style:text-properties fo:color="#00b050" style:font-name="Calibri Light" fo:font-size="12pt" style:font-size-asian="12pt" style:font-name-complex="Calibri Light1" style:font-size-complex="12pt"/>
    </style:style>
    <style:style style:name="T9" style:family="text">
      <style:text-properties fo:color="#00b0f0"/>
    </style:style>
    <style:style style:name="T10" style:family="text">
      <style:text-properties fo:color="#00b0f0" style:font-name="Calibri Light" fo:font-size="12pt" style:font-size-asian="12pt" style:font-name-complex="Calibri Light1" style:font-size-complex="12pt"/>
    </style:style>
    <style:style style:name="T11" style:family="text">
      <style:text-properties fo:font-weight="bold" style:font-weight-asian="bold" style:font-weight-complex="bold"/>
    </style:style>
    <style:style style:name="T12" style:family="text">
      <style:text-properties fo:color="#404040"/>
    </style:style>
    <style:style style:name="T13" style:family="text">
      <style:text-properties fo:color="#595959"/>
    </style:style>
    <style:style style:name="T14" style:family="text">
      <style:text-properties fo:color="#595959" fo:font-style="italic" style:font-style-asian="italic" style:font-style-complex="italic"/>
    </style:style>
    <style:style style:name="T15" style:family="text">
      <style:text-properties fo:color="#007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ollun – The Cosmic Duality<text:tab/><text:tab/><text:tab/><text:tab/><text:tab/>Custom Hero Concept</text:span></text:p>
      <text:p text:style-name="P1"/>
      <text:list xml:id="list4238989699493740447" text:style-name="Outline">
        <text:list-item>
          <text:h text:style-name="Heading_20_1" text:outline-level="1">Hero Description</text:h>
        </text:list-item>
      </text:list>
      <text:p text:style-name="Standard"><text:span text:style-name="T3">Changes between forms to access new spells.</text:span></text:p>
      <text:p text:style-name="Standard">Complexity: <text:span text:style-name="T4">♦♦♦</text:span></text:p>
      <text:p text:style-name="Standard">Carry:<text:span text:style-name="T5"> ◊◊◊</text:span><text:tab/><text:tab/><text:tab/>Support:<text:span text:style-name="T4">♦♦</text:span><text:span text:style-name="T5">◊<text:tab/></text:span><text:tab/>Nuker: <text:span text:style-name="T4">♦♦♦</text:span></text:p>
      <text:p text:style-name="Standard">Disabler: <text:span text:style-name="T4">♦♦</text:span><text:span text:style-name="T5">◊</text:span><text:tab/><text:tab/>Jungler:<text:tab/><text:span text:style-name="T5">◊◊◊</text:span><text:tab/><text:tab/><text:tab/>Durable:<text:span text:style-name="T5"> ◊◊◊</text:span></text:p>
      <text:p text:style-name="Standard">Escape:<text:tab/><text:span text:style-name="T4">♦</text:span><text:span text:style-name="T5">◊◊</text:span><text:tab/><text:tab/><text:tab/>Pusher:<text:span text:style-name="T5"> ◊◊◊</text:span><text:tab/><text:tab/><text:tab/>Initiator: <text:span text:style-name="T4">♦♦</text:span><text:span text:style-name="T5">◊</text:span></text:p>
      <text:p text:style-name="Standard"><text:span text:style-name="T6">Switching between forms to fit the situation at hand, Sollun has a multitude of tools for any occasion. Supporting allies with a healing light and cloak of shadows, placing attack-hindering wards, igniting whole sections of the battlefield, or throwing shards of the moon to the earth, Sollun is always prepared when a fight breaks out, and may just be able to end it by themselves. </text:span></text:p>
      <text:p text:style-name="P3"/>
      <text:list xml:id="list35638927" text:continue-numbering="true" text:style-name="Outline">
        <text:list-item>
          <text:h text:style-name="Heading_20_1" text:outline-level="1">Hero Lore</text:h>
        </text:list-item>
      </text:list>
      <text:p text:style-name="Standard"/>
      <text:list xml:id="list35651629" text:continue-numbering="true" text:style-name="Outline">
        <text:list-item>
          <text:h text:style-name="Heading_20_1" text:outline-level="1">Base Stats</text:h>
        </text:list-item>
      </text:list>
      <text:p text:style-name="Standard"><text:span text:style-name="T7">Strength: 19+2.3 per Level</text:span></text:p>
      <text:p text:style-name="Standard"><text:span text:style-name="T8">Agility: 25+2.3<text:tab/>per Level</text:span></text:p>
      <text:p text:style-name="Standard"><text:span text:style-name="T10">Intelligence: 28+2.7 per Level (Primary Attribute)</text:span></text:p>
      <text:p text:style-name="Standard"><text:span text:style-name="T2">Attack Type: Ranged; 575 range</text:span></text:p>
      <text:p text:style-name="Standard"><text:span text:style-name="T2">Damage: Base 30-36; Total 58-64</text:span></text:p>
      <text:p text:style-name="Standard"><text:span text:style-name="T2">BAT: 1.7; IAS: 100</text:span></text:p>
      <text:p text:style-name="Standard"><text:span text:style-name="T2">Projectile Speed: 1200</text:span></text:p>
      <text:p text:style-name="Standard"><text:span text:style-name="T2">Armor: Base 0; Total 4.2</text:span></text:p>
      <text:p text:style-name="Standard"><text:span text:style-name="T2">Magic Resistance: 25%</text:span></text:p>
      <text:p text:style-name="Standard"><text:span text:style-name="T2">Move Speed: 305; Turn Rate: 0.7</text:span></text:p>
      <text:p text:style-name="P2"/>
      <text:list xml:id="list35642674" text:continue-numbering="true" text:style-name="Outline">
        <text:list-item>
          <text:h text:style-name="P9" text:outline-level="1">Ability Descriptions</text:h>
          <text:list>
            <text:list-item>
              <text:h text:style-name="Heading_20_2" text:outline-level="2">Q – Brightfire Beacon / Lucent Lance</text:h>
            </text:list-item>
          </text:list>
        </text:list-item>
      </text:list>
      <text:p text:style-name="Standard">This skill slot provides Brightfire Beacon in Sun Form, and Lucent Lance in Moon Form.</text:p>
      <text:p text:style-name="Standard"><text:span text:style-name="T11">SUN FORM: </text:span></text:p>
      <text:p text:style-name="Standard">Sollun sends a ball of light to track above the target enemy, providing vision of and around the target. The ball leaves a trail of fire below it, damaging all enemies who come into contact with it. At the end of its duration, the ball implodes, blinding all enemies in its vision radius.</text:p>
      <text:p text:style-name="Standard"><text:span text:style-name="T12">Beacon Duration: 4<text:tab/><text:tab/><text:tab/>Beacon Radius: 200/225/250/275</text:span></text:p>
      <text:p text:style-name="Standard"><text:span text:style-name="T12">Fire Trail Damage: 30/55/80/105 <text:tab/>Blind Miss Chance: 40%/50%/60%/70%</text:span></text:p>
      <text:p text:style-name="Standard"><text:span text:style-name="T12">Blind Duration: 4</text:span></text:p>
      <text:p text:style-name="Standard"><text:span text:style-name="T12">Cooldown: 12<text:tab/><text:tab/><text:tab/><text:tab/></text:span><text:span text:style-name="T9">Mana Cost: 95</text:span></text:p>
      <text:p text:style-name="Standard"><text:span text:style-name="T14">*Tracks over, but does not give true sight of, invisible units</text:span></text:p>
      <text:p text:style-name="Standard"><text:span text:style-name="T14">Deals Magical Damage</text:span></text:p>
      <text:p text:style-name="Standard"><text:span text:style-name="T14">*Does not pierce BKB; triggers Linken’s</text:span></text:p>
      <text:p text:style-name="Standard"><text:span text:style-name="T14">*Fully Dispellable</text:span></text:p>
      <text:p text:style-name="Standard"><text:span text:style-name="T11">MOON FORM: </text:span></text:p>
      <text:p text:style-name="Standard">Channeled – Sollun gathers lunar energies for up to 1.5 seconds before dashing forwards and expelling a beam in a line in front of them. The distance of the dash and beam are equal, and proportional to the channel time. Enemies hit by Sollun take half damage and the full stun duration; enemies hit by the beam take full damage and half stun duration.</text:p>
      <text:p text:style-name="Standard"><text:span text:style-name="T12">Max Channel Duration: 1.5<text:tab/><text:tab/>Max Range: 600/750/900/1050 </text:span></text:p>
      <text:p text:style-name="Standard"><text:span text:style-name="T12">Full Damage: 90/150/210/270<text:tab/><text:tab/>Full Stun Duration: 1.2/1.3/1.4/1.5</text:span></text:p>
      <text:p text:style-name="Standard"><text:span text:style-name="T12">Cooldown: 12<text:tab/><text:tab/><text:tab/><text:tab/></text:span><text:span text:style-name="T9">Mana Cost:100</text:span></text:p>
      <text:p text:style-name="Standard"><text:span text:style-name="T14">*Even if the channel is cancelled by a stun, the full effects of the spell are applied</text:span></text:p>
      <text:p text:style-name="Standard"><text:span text:style-name="T14">*Deals Physical damage; is not an instant attack</text:span></text:p>
      <text:p text:style-name="Standard"><text:span text:style-name="T14">*Stun does not pierce BKB; damage does.</text:span></text:p>
      <text:p text:style-name="Standard"><text:span text:style-name="T14">* Stun dispellable with strong dispels.</text:span></text:p>
      <text:p text:style-name="P4"/>
      <text:list xml:id="list35658295" text:continue-numbering="true" text:style-name="Outline">
        <text:list-item>
          <text:list>
            <text:list-item>
              <text:h text:style-name="P10" text:outline-level="2">W – Sunspot / Nocturn Cloak</text:h>
            </text:list-item>
          </text:list>
        </text:list-item>
      </text:list>
      <text:p text:style-name="Standard">This skill slot provides Sunspot in Sun Form, and Nocturn Cloak in Moon Form.</text:p>
      <text:p text:style-name="Standard"><text:span text:style-name="T11">SUN FORM: </text:span></text:p>
      <text:p text:style-name="Standard">Bathes an area in healing light, granting flying vision over an area and giving a buff to allies in its range. The buff provides flat HP Regeneration, as well as a percentage increase in healing from all sources.</text:p>
      <text:p text:style-name="Standard"><text:span text:style-name="T15">Aghanim’s Shard Upgrade: If cast during the day, the flat regen is doubled, and dealt to enemies as magic damage per second.</text:span></text:p>
      <text:p text:style-name="Standard"><text:span text:style-name="T12">Radius: <text:tab/>200/250/300/350<text:tab/><text:tab/>Flat HP Regen: 10/20/30/40</text:span></text:p>
      <text:p text:style-name="Standard"><text:span text:style-name="T12">Healing Amp:20%/40%/60%/80%<text:tab/>Duration: 5</text:span></text:p>
      <text:p text:style-name="Standard"><text:span text:style-name="T12">Cooldown: 20/19/18/17<text:tab/><text:tab/><text:tab/></text:span><text:span text:style-name="T9">Mana Cost: 60</text:span></text:p>
      <text:p text:style-name="Standard"><text:span text:style-name="T14">*Does not provide True Sight.</text:span></text:p>
      <text:p text:style-name="Standard"><text:span text:style-name="T14">*Effect on the map is visible to all enemies, but is not visible through Fog of War.</text:span></text:p>
      <text:p text:style-name="P5"/>
      <text:p text:style-name="P5"/>
      <text:p text:style-name="Standard"><text:span text:style-name="T11">MOON FORM:</text:span></text:p>
      <text:p text:style-name="Standard">Cloaks an ally in moonlight, granting them bonus movement speed and persistent invisibility after a fade time. Upon casting or attacking, the invisibility is broken momentarily but returns after another set of fade time. While the ally is visible (not when revealed), the bonus movement speed is halved.</text:p>
      <text:p text:style-name="Standard"><text:span text:style-name="T15">Aghanim’s Shard Upgrade: If cast at night, the invisibility granted is not revealed by True Sight. </text:span></text:p>
      <text:p text:style-name="Standard"><text:span text:style-name="T12">Duration: 4/5/6/7<text:tab/><text:tab/><text:tab/>Fade Time: 1.0/0.85/0.7/0.55 </text:span></text:p>
      <text:p text:style-name="Standard"><text:span text:style-name="T12">Movement Speed: 10/14/18/22</text:span></text:p>
      <text:p text:style-name="Standard"><text:span text:style-name="T12">Cooldown: 24/22/20/18<text:tab/><text:tab/><text:tab/></text:span><text:span text:style-name="T9">Mana Cost: 75/85/95/105</text:span></text:p>
      <text:p text:style-name="Standard"><text:span text:style-name="T13">*</text:span><text:span text:style-name="T14">Can be placed on spell immune allies.</text:span></text:p>
      <text:p text:style-name="Standard"><text:span text:style-name="T14">*Does not cancel channels on the target, and can be used while channeling.</text:span></text:p>
      <text:p text:style-name="Standard"><text:span text:style-name="T14">*Fully dispellable</text:span></text:p>
      <text:p text:style-name="P5"/>
      <text:p text:style-name="P4"/>
      <text:list xml:id="list35662306" text:continue-numbering="true" text:style-name="Outline">
        <text:list-item>
          <text:list>
            <text:list-item>
              <text:h text:style-name="P10" text:outline-level="2">E – Solar Ward / Lunar Ward</text:h>
            </text:list-item>
          </text:list>
        </text:list-item>
      </text:list>
      <text:p text:style-name="Standard">This skill slot provides Solar Ward in Sun Form, and Lunar Ward in Moon Form.</text:p>
      <text:p text:style-name="Standard"><text:span text:style-name="T11">SUN FORM: </text:span></text:p>
      <text:p text:style-name="Standard">Places a Solar Ward at the target location. Cannot be placed withing 450 range of an existing Solar or Lunar Ward. While active, the ward blinds enemies in a 1000 radius, causing them to miss a percentage of their attacks. Takes 2/2/3/4 hits from heroes to destroy.</text:p>
      <text:p text:style-name="Standard"><text:span text:style-name="T12">Miss Chance: 20/30/40/50%<text:tab/><text:tab/>Duration: 18/20/22/24</text:span></text:p>
      <text:p text:style-name="Standard"><text:span text:style-name="T12">Effect Radius: 1000</text:span></text:p>
      <text:p text:style-name="Standard"><text:span text:style-name="T12">Cooldown: 40<text:tab/><text:tab/><text:tab/><text:tab/></text:span><text:span text:style-name="T9">Mana Cost: 100</text:span></text:p>
      <text:p text:style-name="P6"/>
      <text:p text:style-name="Standard"><text:span text:style-name="T11">MOON FORM: </text:span></text:p>
      <text:p text:style-name="Standard">Places a Lunar Ward at the target location. Cannot be placed withing 450 range of an existing Solar or Lunar Ward. While active, the ward slows the attack speed of enemies in a 1000 radius. Takes 2/2/3/4 hits from heroes to destroy.</text:p>
      <text:p text:style-name="Standard"><text:span text:style-name="T12">Attack Slow: 20/35/50/65<text:tab/><text:tab/>Duration: 18/20/22/24</text:span></text:p>
      <text:p text:style-name="Standard"><text:span text:style-name="T12">Effect Radius: 1000</text:span></text:p>
      <text:p text:style-name="Standard"><text:span text:style-name="T12">Cooldown: 40<text:tab/><text:tab/><text:tab/><text:tab/></text:span><text:span text:style-name="T9">Mana Cost: 100</text:span></text:p>
      <text:p text:style-name="Standard"/>
      <text:p text:style-name="Standard">Anywhere that the effects of a Solar and Lunar ward overlap create an Eclipse Zone that additionally silences all enemies within it.</text:p>
      <text:p text:style-name="Standard"><text:span text:style-name="T14">*Attacks from non-heroes count for 1/3 damage</text:span></text:p>
      <text:p text:style-name="Standard"><text:span text:style-name="T14">*No ward effects pierce BKB</text:span></text:p>
      <text:p text:style-name="Standard"><text:span text:style-name="T14">*The Eclipse Zone is marked by an effect on the ground, visible to all players (not through Fog of War.)</text:span></text:p>
      <text:p text:style-name="Standard"/>
      <text:list xml:id="list35659254" text:continue-numbering="true" text:style-name="Outline">
        <text:list-item>
          <text:list>
            <text:list-item>
              <text:h text:style-name="P10" text:outline-level="2">R – Trifire / Celestial Descent</text:h>
            </text:list-item>
          </text:list>
        </text:list-item>
      </text:list>
      <text:p text:style-name="Standard">This skill slot provides Trifire in Sun Form, and Celestial Descent in Moon Form.</text:p>
      <text:p text:style-name="Standard"><text:span text:style-name="T11">SUN FORM: </text:span></text:p>
      <text:p text:style-name="Standard">Vector Targeted – Sollun dashes to the target point within range, then a distance along the vector, then back to their start location. Upon returning, the triangular area around which they dashed erupts into flame, dealing heavy damage every second and slowing the movement speed of enemies within. </text:p>
      <text:p text:style-name="Standard"><text:span text:style-name="T12">Cast Range/Dash Range: 600/800/1000<text:tab/>Damage Per Second:90/130/170 </text:span></text:p>
      <text:p text:style-name="Standard"><text:span text:style-name="T12">Slow: 25%/35%/45%<text:tab/><text:tab/><text:tab/>Duration: 10/11/12</text:span></text:p>
      <text:p text:style-name="Standard"><text:span text:style-name="T12">Cooldown: 80<text:tab/><text:tab/><text:tab/><text:tab/></text:span><text:span text:style-name="T9">Mana Cost: 100/150/200</text:span></text:p>
      <text:p text:style-name="Standard"><text:span text:style-name="T14">*While targeting, the triangle will appear highlighted in green alongside the Vector Dash Path as a visualisation aid</text:span></text:p>
      <text:p text:style-name="Standard"><text:span text:style-name="T14">*Does not have to travel to the maximum cast range. Will always travel the maximum dash distance.</text:span></text:p>
      <text:p text:style-name="Standard"><text:span text:style-name="T14">*Cast range increases to not increase the dash range.</text:span></text:p>
      <text:p text:style-name="Standard"><text:span text:style-name="T14">*Deals magical damage in 0.5s intervals; does not pierce BKB.</text:span></text:p>
      <text:p text:style-name="Standard"><text:span text:style-name="T14">*Moves at a speed that completes the entire triangular path in 0.7s; Sollun is invulnerable during the dash and cannot act. Has unobstructed movement.</text:span></text:p>
      <text:p text:style-name="Standard"><text:span text:style-name="T14">*The area is immediately ignited upon completing the dash path; the first damage instance is dealt immediately</text:span></text:p>
      <text:p text:style-name="P5"/>
      <text:p text:style-name="Standard"><text:span text:style-name="T11">MOON FORM: </text:span></text:p>
      <text:p text:style-name="Standard">Sollun tears away a fragment of the moon and sends it plummeting to the ground. Upon impact, the meteor damages, stuns, and knocks back all enemies that it hits, then remains on the battlefield for 5/7/9 seconds, blocking pathing for all units. Has 3 charges.</text:p>
      <text:p text:style-name="Standard"><text:span text:style-name="T12">Cast Range: 2000<text:tab/><text:tab/><text:tab/>Meteor Radius: 300</text:span></text:p>
      <text:p text:style-name="Standard"><text:span text:style-name="T12">Impact Damage: 100/175/250<text:tab/><text:tab/>Stun Duration: 1.0/1.3/1.6</text:span></text:p>
      <text:p text:style-name="Standard"><text:span text:style-name="T12">Charge Restore Time: 35/30/25<text:tab/><text:tab/></text:span><text:span text:style-name="T9">Mana Cost: 100/125/150</text:span></text:p>
      <text:p text:style-name="Standard"><text:span text:style-name="T15">Scepter Upgrade: Increases Max Charges to 5 and reduces recharge time to 12s.</text:span></text:p>
      <text:p text:style-name="Standard"><text:span text:style-name="T14">*Meteors take 0.7s after cast to make contact with the ground.</text:span></text:p>
      <text:p text:style-name="Standard"><text:span text:style-name="T14">*Deals Magical damage; no part of this spell pierces BKB</text:span></text:p>
      <text:p text:style-name="Standard"><text:span text:style-name="T14">*Enemies stunned by this spell cannot be stunned again within 2 seconds</text:span></text:p>
      <text:p text:style-name="Standard"><text:span text:style-name="T14">*The knockback takes up the first 0.3s of the stun</text:span></text:p>
      <text:p text:style-name="Standard"><text:span text:style-name="T14">*All units, ally and enemy, are knocked back by the impact to a distance of 450 from the center of the meteor. Allies are not disabled at all during their knockback.</text:span></text:p>
      <text:list xml:id="list35664623" text:continue-numbering="true" text:style-name="Outline">
        <text:list-item>
          <text:list>
            <text:list-item>
              <text:h text:style-name="Heading_20_2" text:outline-level="2"><text:soft-page-break/>D – Eclipse Shift</text:h>
            </text:list-item>
          </text:list>
        </text:list-item>
      </text:list>
      <text:p text:style-name="Standard">Sollun refocuses, switching from Sun Form to Moon Form or vice versa. Their current forms determines the spells they have access to, as well as their Day/Night Vision.</text:p>
      <text:p text:style-name="Standard">This skill is always available, and does not require a skill point.</text:p>
      <text:p text:style-name="Standard"><text:span text:style-name="T12">Sun Form Day/Night Vision: 1800/800</text:span></text:p>
      <text:p text:style-name="Standard"><text:span text:style-name="T12">Moon Form Day/Night Vision: 800/1800</text:span></text:p>
      <text:p text:style-name="Standard"><text:span text:style-name="T12">Cooldown: 0.1<text:tab/><text:tab/><text:tab/><text:tab/></text:span><text:span text:style-name="T9">Mana Cost: 0</text:span></text:p>
      <text:p text:style-name="Standard"><text:span text:style-name="T13">*</text:span><text:span text:style-name="T14">There is a small cooldown to prevent accidental double-tapping.</text:span></text:p>
      <text:p text:style-name="Standard"><text:span text:style-name="T14">*The form shift is applied immediately upon cast.</text:span></text:p>
      <text:p text:style-name="Standard"><text:span text:style-name="T14">*All spells for Sollun’s inactive form are hidden, but their effects persist if they have already been cast.</text:span></text:p>
      <text:p text:style-name="Standard"><text:span text:style-name="T14">*The two forms are visually distinct from one another and enemies can see your current form.</text:span></text:p>
      <text:p text:style-name="Standard"><text:span text:style-name="T14">*Does not count as a cast event: doesn’t grant magic wand charges, extend arcane curse, etc.</text:span></text:p>
      <text:p text:style-name="P6"/>
      <text:list xml:id="list35639577" text:continue-numbering="true" text:style-name="Outline">
        <text:list-item>
          <text:h text:style-name="P9" text:outline-level="1">Talents</text:h>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 Trifire Charges</text:p>
          </table:table-cell>
          <table:table-cell table:style-name="Table1.A1" office:value-type="string">
            <text:p text:style-name="P7">25</text:p>
          </table:table-cell>
          <table:table-cell table:style-name="Table1.A1" office:value-type="string">
            <text:p text:style-name="P7">Ward Eclipse Zone Applies 50% Movement Slow</text:p>
          </table:table-cell>
        </table:table-row>
        <table:table-row table:style-name="Table1.1">
          <table:table-cell table:style-name="Table1.A1" office:value-type="string">
            <text:p text:style-name="P7">+2 Attacks to Destroy Solar/ Lunar Wards</text:p>
          </table:table-cell>
          <table:table-cell table:style-name="Table1.A1" office:value-type="string">
            <text:p text:style-name="P7">20</text:p>
          </table:table-cell>
          <table:table-cell table:style-name="Table1.A1" office:value-type="string">
            <text:p text:style-name="P7">Nocturn Cloak Dispels</text:p>
          </table:table-cell>
        </table:table-row>
        <table:table-row table:style-name="Table1.1">
          <table:table-cell table:style-name="Table1.A1" office:value-type="string">
            <text:p text:style-name="P7">-0.2s Nocturn Cloak Fade Time</text:p>
          </table:table-cell>
          <table:table-cell table:style-name="Table1.A1" office:value-type="string">
            <text:p text:style-name="P7">15</text:p>
          </table:table-cell>
          <table:table-cell table:style-name="Table1.A1" office:value-type="string">
            <text:p text:style-name="P7">+2s Sunspot Duration</text:p>
          </table:table-cell>
        </table:table-row>
        <table:table-row table:style-name="Table1.4">
          <table:table-cell table:style-name="Table1.A1" office:value-type="string">
            <text:p text:style-name="P7">+2.5 Mana Regen</text:p>
          </table:table-cell>
          <table:table-cell table:style-name="Table1.A1" office:value-type="string">
            <text:p text:style-name="P7">10</text:p>
          </table:table-cell>
          <table:table-cell table:style-name="Table1.A1" office:value-type="string">
            <text:p text:style-name="P7">+200 Day/Night Vision for Sun/Moon Form</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1" svg:font-family="'Segoe UI Emoj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bastien Scaife</meta:initial-creator>
    <dc:creator>Seb Scaife</dc:creator>
    <meta:editing-cycles>23</meta:editing-cycles>
    <meta:creation-date>2022-02-21T10:29:00</meta:creation-date>
    <dc:date>2022-05-06T15:41:39.56</dc:date>
    <meta:editing-duration>PT4M31S</meta:editing-duration>
    <meta:generator>OpenOffice/4.1.12$Win32 OpenOffice.org_project/4112m1$Build-9809</meta:generator>
    <meta:document-statistic meta:table-count="1" meta:image-count="0" meta:object-count="0" meta:page-count="7" meta:paragraph-count="125" meta:word-count="1312" meta:character-count="79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